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7" table:default-cell-style-name="Default"/>
        <table:table-column table:style-name="co1" table:visibility="collapse" table:number-columns-repeated="2" table:default-cell-style-name="Default"/>
        <table:table-column table:style-name="co30" table:visibility="collapse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3730" calcext:value-type="float">
            <text:p>1373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2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2600" calcext:value-type="float">
            <text:p>26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16330" calcext:value-type="float">
            <text:p>1633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2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2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2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53840" calcext:value-type="float">
            <text:p>2538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office:value-type="float" office:value="26.04" calcext:value-type="float">
            <text:p>26.04</text:p>
          </table:table-cell>
          <table:table-cell table:style-name="ce50" table:number-columns-repeated="1006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table:number-columns-repeated="1006"/>
        </table:table-row>
        <table:table-row table:style-name="ro19">
          <table:table-cell table:style-name="ce101" office:value-type="string" calcext:value-type="string">
            <text:p>Թինա</text:p>
          </table:table-cell>
          <table:table-cell table:style-name="ce83" table:number-columns-repeated="10"/>
          <table:table-cell table:style-name="ce83" office:value-type="float" office:value="1106" calcext:value-type="float">
            <text:p>1106</text:p>
          </table:table-cell>
          <table:table-cell table:style-name="ce83" table:number-columns-repeated="2"/>
          <table:table-cell table:style-name="ce83" office:value-type="float" office:value="664.2" calcext:value-type="float">
            <text:p>664.2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table:number-columns-repeated="1008"/>
        </table:table-row>
        <table:table-row table:style-name="ro20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0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number-columns-repeated="1006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P64])" office:value-type="float" office:value="155987.783" calcext:value-type="float">
            <text:p>155987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2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2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2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2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2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0:34:44.938218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26T11:12:22.013731723</dc:date>
    <meta:editing-duration>P14DT12H32M43S</meta:editing-duration>
    <meta:editing-cycles>3902</meta:editing-cycles>
    <meta:generator>LibreOffice/4.2.8.2$Linux_X86_64 LibreOffice_project/420m0$Build-2</meta:generator>
    <meta:document-statistic meta:table-count="26" meta:cell-count="12819" meta:object-count="0"/>
  </office:meta>
</office:document-meta>
</file>